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7c1b" officeooo:paragraph-rsid="001d7c1b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officeooo:rsid="001d7c1b" officeooo:paragraph-rsid="001d7c1b"/>
    </style:style>
    <style:style style:name="P3" style:family="paragraph" style:parent-style-name="Standard">
      <style:text-properties officeooo:rsid="001d7c1b" officeooo:paragraph-rsid="001d7c1b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1d7c1b"/>
    </style:style>
    <style:style style:name="P5" style:family="paragraph" style:parent-style-name="Standard">
      <style:text-properties officeooo:paragraph-rsid="001d7c1b"/>
    </style:style>
    <style:style style:name="P6" style:family="paragraph" style:parent-style-name="Preformatted_20_Text">
      <style:paragraph-properties fo:padding="0cm" fo:border="none"/>
      <style:text-properties fo:font-size="12pt" style:font-size-asian="12pt" style:font-size-complex="12pt"/>
    </style:style>
    <style:style style:name="P7" style:family="paragraph" style:parent-style-name="Preformatted_20_Text">
      <style:paragraph-properties fo:margin-top="0cm" fo:margin-bottom="0.499cm" style:contextual-spacing="false" fo:padding="0cm" fo:border="none"/>
      <style:text-properties fo:font-size="12pt" officeooo:paragraph-rsid="001d7c1b" style:font-size-asian="12pt" style:font-size-complex="12pt"/>
    </style:style>
    <style:style style:name="P8" style:family="paragraph" style:parent-style-name="Preformatted_20_Text">
      <style:paragraph-properties fo:margin-top="0cm" fo:margin-bottom="0.499cm" style:contextual-spacing="false" fo:padding="0cm" fo:border="none"/>
      <style:text-properties fo:font-size="12pt" style:font-size-asian="12pt" style:font-size-complex="12pt"/>
    </style:style>
    <style:style style:name="P9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1d7c1b" officeooo:paragraph-rsid="001d7c1b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Preformatted_20_Text">
      <style:paragraph-properties fo:padding="0cm" fo:border="none"/>
      <style:text-properties fo:font-size="12pt" style:font-size-asian="12pt" style:font-size-complex="12pt"/>
    </style:style>
    <style:style style:name="P11" style:family="paragraph" style:parent-style-name="Preformatted_20_Text">
      <style:paragraph-properties fo:margin-top="0cm" fo:margin-bottom="0.499cm" style:contextual-spacing="false" fo:padding="0cm" fo:border="none"/>
      <style:text-properties fo:font-size="12pt" officeooo:paragraph-rsid="001d7c1b" style:font-size-asian="12pt" style:font-size-complex="12pt"/>
    </style:style>
    <style:style style:name="P12" style:family="paragraph" style:parent-style-name="Preformatted_20_Text">
      <style:paragraph-properties fo:margin-top="0cm" fo:margin-bottom="0.499cm" style:contextual-spacing="false" fo:padding="0cm" fo:border="none"/>
      <style:text-properties fo:font-size="12pt" fo:font-style="normal" style:text-underline-style="none" fo:font-weight="normal" officeooo:rsid="001d7c1b" officeooo:paragraph-rsid="001d7c1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top="0cm" fo:margin-bottom="0.499cm" style:contextual-spacing="false" fo:padding="0cm" fo:border="none"/>
      <style:text-properties officeooo:rsid="001d7c1b" officeooo:paragraph-rsid="001d7c1b"/>
    </style:style>
    <style:style style:name="P14" style:family="paragraph" style:parent-style-name="Standard">
      <style:text-properties officeooo:paragraph-rsid="001d7c1b"/>
    </style:style>
    <style:style style:name="P15" style:family="paragraph" style:parent-style-name="Standard">
      <style:text-properties fo:font-size="12pt" fo:font-style="normal" style:text-underline-style="none" fo:font-weight="normal" officeooo:rsid="001d7c1b" officeooo:paragraph-rsid="001d7c1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officeooo:rsid="001d7c1b" officeooo:paragraph-rsid="001d7c1b"/>
    </style:style>
    <style:style style:name="T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style:text-underline-style="none" fo:font-weight="normal" officeooo:rsid="001d7c1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1d7c1b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5" style:family="text">
      <style:text-properties fo:font-size="12pt" fo:font-style="normal" style:text-underline-style="none" officeooo:rsid="001d7c1b" style:font-size-asian="10.5pt" style:font-style-asian="normal" style:font-size-complex="12pt" style:font-style-complex="normal" loext:padding="0cm" loext:border="none"/>
    </style:style>
    <style:style style:name="T6" style:family="text">
      <style:text-properties fo:font-size="12pt" fo:font-style="normal" style:text-underline-style="none" style:font-size-asian="10.5pt" style:font-style-asian="normal" style:font-size-complex="12pt" style:font-style-complex="normal" loext:padding="0cm" loext:border="none"/>
    </style:style>
    <style:style style:name="T7" style:family="text"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style:text-underline-style="none" fo:font-weight="bold" officeooo:rsid="001d7c1b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style:text-underline-style="none" officeooo:rsid="001d7c1b" style:font-size-asian="12pt" style:font-style-asian="normal" style:font-size-complex="12pt" style:font-style-complex="normal" loext:padding="0cm" loext:border="none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style:font-size-asian="12pt" style:font-size-complex="12pt" loext:padding="0cm" loext:border="none"/>
    </style:style>
    <style:style style:name="T12" style:family="text">
      <style:text-properties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Questions on Data Structure</text:p>
      <text:p text:style-name="P9"/>
      <text:p text:style-name="P5"><text:span text:style-name="T2">1)</text:span><text:span text:style-name="T12">How to find MST using Kruskal’s algorithm?</text:span></text:p>
      <text:p text:style-name="P5"/>
      <text:p text:style-name="P5"><text:span text:style-name="T2">2)</text:span>Job Sequencing Problem using Disjoint Set</text:p>
      <text:p text:style-name="P5"/>
      <text:p text:style-name="P15">3)Cycle Detection</text:p>
      <text:p text:style-name="P5"/>
      <text:p text:style-name="P5"><text:span text:style-name="T2">4)</text:span><text:span text:style-name="T1">City With the Smallest Number of Neighbors at a Threshold Distance</text:span></text:p>
      <text:p text:style-name="P5"/>
      <text:p text:style-name="P5"><text:span text:style-name="T2">5)</text:span><text:span text:style-name="T1">Difference between Smallest and Largest Component of the graph after each Query.</text:span></text:p>
      <text:p text:style-name="P5"/>
      <text:p text:style-name="P5"><text:span text:style-name="T2">6)</text:span><text:span text:style-name="T1">Equation satisfiability check</text:span></text:p>
      <text:p text:style-name="P5"/>
      <text:p text:style-name="P5"><text:span text:style-name="T2">7)</text:span><text:span text:style-name="T1">Evaluate the Fractions</text:span></text:p>
      <text:p text:style-name="P5"><text:span text:style-name="Strong_20_Emphasis"><text:span text:style-name="T5">Input: </text:span></text:span><text:span text:style-name="T3">fractions[]=[[“a”, “b”], [“b”, “c”]], values[]=[2.0, 3.0], queries=[[“a”,”c”],[“b”,”a”],[“a”,”e”],[“a”,”a”],[“x”,”x”]]</text:span><text:span text:style-name="T2"> </text:span></text:p>
      <text:p text:style-name="P5"/>
      <text:p text:style-name="P5"><text:span text:style-name="T2">8)</text:span><text:span text:style-name="T1">Substring segment query &amp; modification</text:span></text:p>
      <text:p text:style-name="P5"><text:span text:style-name="Strong_20_Emphasis"><text:span text:style-name="T5">Input: </text:span></text:span><text:span text:style-name="T3">S = ‘AABBBCCCC’, queries = [[1 0], [2 1], [1 0], [2 2], [1 3]]</text:span><text:span text:style-name="T2"> </text:span></text:p>
      <text:p text:style-name="P5"><text:span text:style-name="Strong_20_Emphasis"><text:span text:style-name="T5">Input: </text:span></text:span><text:span text:style-name="T3">S = ‘XXYYY’, queries = [[1 3], [2 3], [1 2]]</text:span><text:span text:style-name="T2"> </text:span></text:p>
      <text:p text:style-name="P5"/>
      <text:p text:style-name="P5"><text:span text:style-name="T2">9)</text:span><text:span text:style-name="T1">Maximum number of soldier in a team</text:span></text:p>
      <text:p text:style-name="P3"><text:span text:style-name="Strong_20_Emphasis"><text:span text:style-name="T6">Input: </text:span></text:span><text:span text:style-name="T4">N = 4, arr = [[1, 2], [2, 3], [2, 4], [2, 5]]</text:span><text:span text:style-name="T1"> </text:span></text:p>
      <text:p text:style-name="P3"><text:span text:style-name="Strong_20_Emphasis"><text:span text:style-name="T6">Input: </text:span></text:span><text:span text:style-name="T4">N = 8, arr = [[1, 2], [2, 3], [3, 4], [3, 5], [6, 7], [7, 8], [7, 9], [7, 10]]</text:span><text:span text:style-name="T1"> </text:span></text:p>
      <text:p text:style-name="P3"><text:span text:style-name="Strong_20_Emphasis"><text:span text:style-name="T6">Input: </text:span></text:span><text:span text:style-name="T4">N=3, arr=[[1, 2], [2, 3], [3, 1]]</text:span><text:span text:style-name="T1"> </text:span></text:p>
      <text:p text:style-name="P3"/>
      <text:p text:style-name="P5"><text:span text:style-name="T2">10)</text:span><text:span text:style-name="T1">Minimum difference between components of the Graph after each query</text:span></text:p>
      <text:p text:style-name="P3"><text:span text:style-name="Strong_20_Emphasis"><text:span text:style-name="T6">Input: </text:span></text:span><text:span text:style-name="T4">N = 2, Q = 1, queries = [[1 2]]</text:span><text:span text:style-name="T1"> </text:span></text:p>
      <text:p text:style-name="P3"><text:span text:style-name="Strong_20_Emphasis"><text:span text:style-name="T6">Input: </text:span></text:span><text:span text:style-name="T4">N = 4, Q = 2, queries = [[1 2], [2 4]]</text:span><text:span text:style-name="T1"> </text:span></text:p>
      <text:p text:style-name="P3"/>
      <text:p text:style-name="P5"><text:span text:style-name="T2">11)</text:span><text:span text:style-name="T1">Minimum cost to provide water</text:span></text:p>
      <text:p text:style-name="P3"><text:span text:style-name="Strong_20_Emphasis"><text:span text:style-name="T12">Input: </text:span></text:span><text:span text:style-name="T12">N=3, wells=[1, 2, 2], pipes=[[1 2 1], [2 3 1]]</text:span> </text:p>
      <text:p text:style-name="P3"><text:span text:style-name="Strong_20_Emphasis"><text:span text:style-name="T12">Input: </text:span></text:span><text:span text:style-name="T12">N=4, wells[1, 1, 1, 1], pipes=[[1 2 100], [2 3 100], [2 4 50]]</text:span> </text:p>
      <text:p text:style-name="P3"/>
      <text:p text:style-name="P5"><text:span text:style-name="T2">12)</text:span><text:span text:style-name="T1">Minimum operations for adjacent E and E+1 pairing</text:span></text:p>
      <text:p text:style-name="P3"><text:span text:style-name="Strong_20_Emphasis"><text:span text:style-name="T6">Input: </text:span></text:span><text:span text:style-name="T4">N = 2, arr[] = {3, 0, 2, 1}</text:span><text:span text:style-name="T1"> </text:span></text:p>
      <text:p text:style-name="P3"><text:span text:style-name="Strong_20_Emphasis"><text:span text:style-name="T6">Input: </text:span></text:span><text:span text:style-name="T4">N = 3, arr[] = {1, 0, 3, 2, 4, 5}</text:span><text:span text:style-name="T1"> </text:span></text:p>
      <text:p text:style-name="P3"/>
      <text:p text:style-name="P5"><text:span text:style-name="T2">13)</text:span><text:span text:style-name="T1">Disjoint Set Union on Trees</text:span></text:p>
      <text:p text:style-name="P1"><text:span text:style-name="Strong_20_Emphasis"><text:span text:style-name="T6">Input:</text:span></text:span><text:span text:style-name="T1"> Number of nodes = 7</text:span></text:p>
      <text:p text:style-name="P6"><text:s text:c="7"/>Weights of nodes = 1 2 6 4 2 0 3</text:p>
      <text:p text:style-name="P6"><text:s text:c="7"/>Edges = (1, 2), (1, 3), (2, 4), </text:p>
      <text:p text:style-name="P8"><text:s text:c="16"/>(2, 5), (4, 6), (6, 7)</text:p>
      <text:p text:style-name="P4"><text:span text:style-name="Strong_20_Emphasis"><text:span text:style-name="T11">Input: </text:span></text:span><text:span text:style-name="T10">Number of nodes = 6</text:span></text:p>
      <text:p text:style-name="P7"><text:s text:c="7"/>Weights of nodes = 2 4 0 2 2 6</text:p>
      <text:p text:style-name="P7"><text:s text:c="7"/>Edges = (1, 2), (2, 3), (3, 4), </text:p>
      <text:p text:style-name="P7"><text:s text:c="15"/>(4, 5), (1, 6)</text:p>
      <text:p text:style-name="P2"><text:soft-page-break/></text:p>
      <text:p text:style-name="P4"><text:span text:style-name="T2">14)</text:span><text:span text:style-name="T1">Union By Rank and Path Compression in Union-Find Algorithm</text:span><text:span text:style-name="T2">.</text:span></text:p>
      <text:p text:style-name="P12">15)Search and Insertion in K Dimensional tree.</text:p>
      <text:p text:style-name="P4"><text:span text:style-name="T2">16)</text:span><text:span text:style-name="T1">Find minimum in K Dimensional Tree</text:span></text:p>
      <text:p text:style-name="P4"><text:span text:style-name="T2">17)</text:span><text:span text:style-name="T1">Power Set in Lexicographic order</text:span></text:p>
      <text:p text:style-name="P4"><text:span text:style-name="Strong_20_Emphasis"><text:span text:style-name="T5">Input:</text:span></text:span><text:span text:style-name="T3"> abc</text:span></text:p>
      <text:p text:style-name="P4"><text:span text:style-name="T2">18)</text:span><text:span text:style-name="T1">Word Break Problem using Backtracking</text:span></text:p>
      <text:p text:style-name="P4"><text:span text:style-name="T8">Input</text:span><text:span text:style-name="T2">: "ilikesamsungmobile"</text:span></text:p>
      <text:p text:style-name="P4"><text:span text:style-name="T8">Input</text:span><text:span text:style-name="T2">: "ilikeicecreamandmango"</text:span></text:p>
      <text:p text:style-name="P4"><text:span text:style-name="T2">19)</text:span><text:span text:style-name="T1">Partition of a set into K subsets with equal sum</text:span></text:p>
      <text:p text:style-name="P2"><text:span text:style-name="T7">Input</text:span><text:span text:style-name="T1">: arr = [2, 1, 4, 5, 6], K = 3</text:span></text:p>
      <text:p text:style-name="P2"><text:span text:style-name="T7">Input</text:span><text:span text:style-name="T1">: arr = [2, 1, 5, 5, 6], K = 3</text:span></text:p>
      <text:p text:style-name="P4"><text:span text:style-name="T2">20)</text:span><text:span text:style-name="T4">Longest Possible Route in a Matrix with Hurdles</text:span></text:p>
      <text:p text:style-name="P4"><text:span text:style-name="T2">21)</text:span><text:span text:style-name="T1">Find shortest safe route in a path with landmines</text:span></text:p>
      <text:p text:style-name="P4"><text:span text:style-name="Strong_20_Emphasis"><text:span text:style-name="T9">Input: </text:span></text:span><text:span text:style-name="T11">A 12 x 10 matrix with landmines marked as 0</text:span></text:p>
      <text:p text:style-name="P4"><text:span text:style-name="T2">22)</text:span><text:span text:style-name="Strong_20_Emphasis"><text:span text:style-name="T4">Print all Palindromic Partitions Using Bit Manipulation</text:span></text:span></text:p>
      <text:p text:style-name="P4"><text:span text:style-name="Strong_20_Emphasis"><text:span text:style-name="T6">Input</text:span></text:span><text:span text:style-name="Strong_20_Emphasis"><text:span text:style-name="T4">: nitin </text:span></text:span></text:p>
      <text:p text:style-name="P4"><text:span text:style-name="Strong_20_Emphasis"><text:span text:style-name="T6">Input</text:span></text:span><text:span text:style-name="Strong_20_Emphasis"><text:span text:style-name="T4">: geeks </text:span></text:span></text:p>
      <text:p text:style-name="P12">23)Print all longest common sub-sequences in lexicographical order</text:p>
      <text:p text:style-name="P4"><text:span text:style-name="T8">Input</text:span><text:span text:style-name="T2">: str1 = "abcabcaa", str2 = "acbacba"</text:span></text:p>
      <text:p text:style-name="P12">24)Implement random-0-6-Generator using the given random-0-1-Generator</text:p>
      <text:p text:style-name="P4"><text:span text:style-name="T2">25)</text:span><text:span text:style-name="T1">Select a random number from stream, with O(1) space</text:span></text:p>
      <text:p text:style-name="P4"><text:span text:style-name="T2">26)</text:span><text:span text:style-name="T1">Random number generator in arbitrary probability distribution fashion</text:span></text:p>
      <text:p text:style-name="P4"><text:span text:style-name="T2">27)</text:span><text:span text:style-name="T1">Reservoir Sampling</text:span></text:p>
      <text:p text:style-name="P2"/>
      <text:p text:style-name="P4"><text:soft-page-break/><text:span text:style-name="T2">28)</text:span><text:span text:style-name="T1">Implement a skip list, a data structure that allows for efficient search, insertion, and deletion operations in O(log n) time. </text:span></text:p>
      <text:p text:style-name="P4"><text:span text:style-name="T2">29)</text:span><text:span text:style-name="T1">Implement a segment tree with lazy propagation. Support range queries and updates efficiently. </text:span></text:p>
      <text:p text:style-name="P4"><text:span text:style-name="T2">30)</text:span><text:span text:style-name="T1">Implement a Bloom filter, a probabilistic data structure for set membership testing with false positives. </text:span></text:p>
      <text:p text:style-name="P4"><text:span text:style-name="T2">31)</text:span><text:span text:style-name="T1">Implement a persistent segment tree, where each update creates a new version of the tree, allowing for efficient querying of the data structure at different points in time. </text:span></text:p>
      <text:p text:style-name="P4"><text:span text:style-name="T2">32)</text:span><text:span text:style-name="T1">Implement the Aho-Corasick algorithm for efficient string matching in a set of patterns against a given text. </text:span></text:p>
      <text:p text:style-name="P4"><text:span text:style-name="T2">33)</text:span><text:span text:style-name="T1">Implement Kruskal's algorithm to find the minimum spanning tree of a connected, undirected graph. </text:span></text:p>
      <text:p text:style-name="P4"><text:span text:style-name="T2">34)</text:span><text:span text:style-name="T1">Given a directed acyclic graph, implement an algorithm to perform topological sorting, i.e., linearly ordering the vertices such that for every directed edge (u, v), vertex u comes before v in the ordering. </text:span></text:p>
      <text:p text:style-name="P4"><text:span text:style-name="T2">35)</text:span><text:span text:style-name="T1">Implement the insertion and deletion operations for a B-tree, a self-balancing search tree data structure. </text:span></text:p>
      <text:p text:style-name="P4"><text:span text:style-name="T2">36)</text:span><text:span text:style-name="T1">Implement the insertion and deletion operations for an AVL tree, a self-balancing binary search tree. </text:span></text:p>
      <text:p text:style-name="P4"><text:span text:style-name="T2">37)</text:span><text:span text:style-name="T1">Implement a radix tree, also known as a Patricia trie, which is a compressed trie where each node with only one child is merged with its child. </text:span></text:p>
      <text:p text:style-name="P4"><text:span text:style-name="T2">38)</text:span><text:span text:style-name="T1">Implement a Fenwick tree (Binary Indexed Tree) to support efficient prefix sum queries and updates. </text:span></text:p>
      <text:p text:style-name="P4"><text:span text:style-name="T2">39)</text:span><text:span text:style-name="T1">Implement a Treap, a randomized binary search tree that combines the properties of a binary search tree and a heap. </text:span></text:p>
      <text:p text:style-name="P4"><text:span text:style-name="T2">40)</text:span><text:span text:style-name="T1">Implement the insertion and deletion operations for a red-black tree, a self-balancing binary search tree. </text:span></text:p>
      <text:p text:style-name="P4"><text:span text:style-name="T2">41)</text:span><text:span text:style-name="T1">Extend the basic union-find data structure to support weighted union and path compression to achieve better time complexity. </text:span></text:p>
      <text:p text:style-name="P4"><text:span text:style-name="T2">42)</text:span><text:span text:style-name="T1">Implement the Huffman coding algorithm to compress and decompress data efficiently. </text:span></text:p>
      <text:p text:style-name="P4"><text:soft-page-break/><text:span text:style-name="T2">43)</text:span><text:span text:style-name="T1">Implement a splay tree, a self-adjusting binary search tree with the property that recently accessed elements are quick to access again. </text:span></text:p>
      <text:p text:style-name="P4"><text:span text:style-name="T2">44)</text:span><text:span text:style-name="T1">Implement a skip graph, an alternative to skip lists, that supports efficient search, insertion, and deletion. </text:span></text:p>
      <text:p text:style-name="P4"><text:span text:style-name="T2">45)</text:span><text:span text:style-name="T1">Implement algorithms to detect if a graph has an Eulerian path or circuit and find the path or circuit if it exists. </text:span></text:p>
      <text:p text:style-name="P4"><text:span text:style-name="T2">46)</text:span><text:span text:style-name="T1">Implement the construction of a Cartesian tree, a binary tree derived from a sequence of numbers that can be uniquely reconstructed. </text:span></text:p>
      <text:p text:style-name="P4"><text:span text:style-name="T2">47)</text:span><text:span text:style-name="T1">Implement the Hopcroft-Karp algorithm to find the maximum cardinality matching in a bipartite graph. </text:span></text:p>
      <text:p text:style-name="P4"><text:span text:style-name="T2">48)</text:span><text:span text:style-name="T1">Implement an algorithm to construct the suffix array for a given string, which is an array of all suffixes of the string sorted lexicographically. </text:span></text:p>
      <text:p text:style-name="P4"><text:span text:style-name="T2">49)</text:span><text:span text:style-name="T1">Modify the basic Bloom filter implementation to allow for a controlled rate of false negatives. </text:span></text:p>
      <text:p text:style-name="P4"><text:span text:style-name="T2">50)</text:span><text:span text:style-name="T1">Implement an XOR linked list, a memory-efficient data structure where each node stores the XOR combination of addresses of its previous and next nodes. </text:span></text:p>
      <text:p text:style-name="P4"><text:span text:style-name="T2">51)</text:span><text:span text:style-name="T1">Extend the skip graph implementation and implement a search algorithm to efficiently find elements in the skip graph. </text:span></text:p>
      <text:p text:style-name="P12">52)Modify the B-tree implementation to support range queries, i.e., finding all elements within a given range. </text:p>
      <text:p text:style-name="P4"><text:span text:style-name="T2">53)</text:span><text:span text:style-name="T1">Implement Donald Knuth's Dancing Links algorithm for solving the Exact Cover problem, which is widely used in constraint satisfaction problems. </text:span></text:p>
      <text:p text:style-name="P4"><text:span text:style-name="T2">54)</text:span><text:span text:style-name="T1">Extend the basic union-find data structure to support persistence, allowing for efficient querying of the data structure at different points in time. </text:span></text:p>
      <text:p text:style-name="P4"><text:span text:style-name="T2">55)</text:span><text:span text:style-name="T1">Implement an algorithm to construct the suffix automaton for a given string, which is a compact data structure for pattern matching. </text:span></text:p>
      <text:p text:style-name="P4"><text:span text:style-name="T2">56)</text:span><text:span text:style-name="T1">Implement a double-ended priority queue that supports insertion and deletion at both ends in O(log n) time. </text:span></text:p>
      <text:p text:style-name="P4"><text:span text:style-name="T2">57)</text:span><text:span text:style-name="T1">Implement a double-ended priority queue that supports insertion and deletion at both ends in O(log n) time. </text:span></text:p>
      <text:p text:style-name="P4"><text:soft-page-break/><text:span text:style-name="T2">58)</text:span><text:span text:style-name="T1">Implement Edmonds' Blossom algorithm for finding maximum cardinality matching in general graphs, not just bipartite graphs. </text:span></text:p>
      <text:p text:style-name="P4"><text:span text:style-name="T2">59)</text:span><text:span text:style-name="T1">Implement a sparse table data structure to efficiently answer static range queries, such as finding the minimum or maximum element in a given range. </text:span></text:p>
      <text:p text:style-name="P4"><text:span text:style-name="T2">60)</text:span><text:span text:style-name="T1">Implement the construction of a wavelet tree, a tree-based data structure for efficient range queries on large datasets. </text:span></text:p>
      <text:p text:style-name="P4"><text:span text:style-name="T2">61)</text:span><text:span text:style-name="T1">Implement a Link-Cut Tree, a dynamic tree data structure that supports link-cut operations efficiently. </text:span></text:p>
      <text:p text:style-name="P4"><text:span text:style-name="T2">62)</text:span><text:span text:style-name="T1">Design a data structure that supports dynamic connectivity queries along with the ability to dynamically add or remove edges in near constant time. </text:span></text:p>
      <text:p text:style-name="P4"><text:span text:style-name="T2">63)</text:span><text:span text:style-name="T1">Extend the persistent segment tree to include lazy propagation for range updates. </text:span></text:p>
      <text:p text:style-name="P4"><text:span text:style-name="T2">64)</text:span><text:span text:style-name="T1">Implement a ternary search tree, a space-optimized trie data structure that combines the advantages of binary search trees and digital search tries. </text:span></text:p>
      <text:p text:style-name="P4"><text:span text:style-name="T2">65)</text:span><text:span text:style-name="T1">Implement a pattern matching algorithm using the suffix automaton to find occurrences of a pattern in a given text. </text:span></text:p>
      <text:p text:style-name="P4"><text:span text:style-name="T2">66)</text:span><text:span text:style-name="T1">Implement Heavy-Light Decomposition, a technique for efficiently solving various problems on trees. </text:span></text:p>
      <text:p text:style-name="P4"><text:span text:style-name="T2">67)</text:span><text:span text:style-name="T1">Implement RMQ (Range Minimum Query) using Cartesian trees to efficiently find the minimum element in a given range. </text:span></text:p>
      <text:p text:style-name="P4"><text:span text:style-name="T2">68)</text:span><text:span text:style-name="T1">Implement a data structure that efficiently maintains a dynamic set of linear functions and supports queries for the maximum value at a given point. </text:span></text:p>
      <text:p text:style-name="P4"><text:span text:style-name="T2">69)</text:span><text:span text:style-name="T1">Implement a Scapegoat Tree, a self-balancing binary search tree that guarantees efficient operations with a controlled imbalance. </text:span></text:p>
      <text:p text:style-name="P4"><text:span text:style-name="T2">70)</text:span><text:span text:style-name="T1">Implement a Y-fast trie, a space-efficient data structure for dynamic order statistics queries. </text:span></text:p>
      <text:p text:style-name="P4"><text:span text:style-name="T2">71)</text:span><text:span text:style-name="T1">Design a cache-oblivious data structure that efficiently utilizes the cache at different levels while maintaining optimal performance. </text:span></text:p>
      <text:p text:style-name="P4"><text:span text:style-name="T2">72)</text:span><text:span text:style-name="T1">Implement a non-blocking skip list, a concurrent data structure that allows for concurrent insertions, deletions, and searches. </text:span></text:p>
      <text:p text:style-name="P2"/>
      <text:p text:style-name="P4"><text:soft-page-break/><text:span text:style-name="T2">73)</text:span><text:span text:style-name="T1">Implement fractional cascading, a technique for speeding up binary searches in a sequence of data structures. </text:span></text:p>
      <text:p text:style-name="P4"><text:span text:style-name="T2">74)</text:span><text:span text:style-name="T1">Extend the basic B-tree implementation to support persistence, allowing for efficient querying of the data structure at different points in time. </text:span></text:p>
      <text:p text:style-name="P4"><text:span text:style-name="T2">75)</text:span><text:span text:style-name="T1">Implement a self-balancing binary search tree (SBT) that supports efficient insertions, deletions, and queries. </text:span></text:p>
      <text:p text:style-name="P4"><text:span text:style-name="T2">76)</text:span><text:span text:style-name="T1">Design an external memory data structure that efficiently uses disk I/O for large datasets. </text:span></text:p>
      <text:p text:style-name="P4"><text:span text:style-name="T2">77)</text:span><text:span text:style-name="T1">Implement a layered range tree, a multidimensional range tree variant for efficient multidimensional range queries. </text:span></text:p>
      <text:p text:style-name="P4"><text:span text:style-name="T2">78)</text:span><text:span text:style-name="T1">Implement the construction and search operations for a k-dimensional tree (K-D tree) to efficiently answer multidimensional queries. </text:span></text:p>
      <text:p text:style-name="P4"><text:span text:style-name="T2">79)</text:span><text:span text:style-name="T1">Extend the basic red-black tree implementation to support persistence, allowing for efficient querying at different points in time. </text:span></text:p>
      <text:p text:style-name="P4"><text:span text:style-name="T2">80)</text:span><text:span text:style-name="T1">Implement the Burstsort algorithm, a cache-efficient external sorting algorithm. </text:span></text:p>
      <text:p text:style-name="P4"><text:span text:style-name="T2">81)</text:span><text:span text:style-name="T1">Implement a WAVL tree, a self-balancing binary search tree with the properties of both AVL trees and weight-balanced trees. </text:span></text:p>
      <text:p text:style-name="P4"><text:span text:style-name="T2">82)</text:span><text:span text:style-name="T1">Design a cache-oblivious search tree that efficiently uses cache at different levels while maintaining optimal performance. </text:span></text:p>
      <text:p text:style-name="P4"><text:span text:style-name="T2">83)</text:span><text:span text:style-name="T1">Implement the construction of a Yao graph, a graph used in computational geometry for nearest neighbor searching. </text:span></text:p>
      <text:p text:style-name="P4"><text:span text:style-name="T2">84)</text:span><text:span text:style-name="T1">Design a dynamic data structure for graph connectivity that efficiently handles edge insertions and deletions. </text:span></text:p>
      <text:p text:style-name="P4"><text:span text:style-name="T2">85)</text:span><text:span text:style-name="T1">Implement an Euler Tour Tree, a dynamic tree data structure that supports path queries and updates efficiently. </text:span><text:span text:style-name="T2"><text:tab/></text:span></text:p>
      <text:p text:style-name="P4"><text:span text:style-name="T2">86)</text:span><text:span text:style-name="T1">Implement a two-level tree, a data structure that combines the advantages of both trie and binary search tree. </text:span></text:p>
      <text:p text:style-name="P4"><text:span text:style-name="T2">87)</text:span><text:span text:style-name="T1">Implement the Lempel-Ziv-Welch compression algorithm, a dictionary-based compression algorithm widely used in data compression. </text:span></text:p>
      <text:p text:style-name="P4"><text:span text:style-name="T2">88)</text:span><text:span text:style-name="T1">Implement a Van Emde Boas tree, a data structure that supports searching, insertion, deletion, minimum, and maximum operations in O(log log U) time. </text:span></text:p>
      <text:p text:style-name="P4"><text:soft-page-break/><text:span text:style-name="T2">89)</text:span><text:span text:style-name="T1">Extend the link-cut tree implementation to support path sum queries, i.e., finding the sum of values on a path in the tree. </text:span></text:p>
      <text:p text:style-name="P4"><text:span text:style-name="T2">90)</text:span><text:span text:style-name="T1">Implement an algorithm for online suffix tree construction, allowing for efficient updates to the suffix tree as the input string grows. </text:span></text:p>
      <text:p text:style-name="P4"><text:span text:style-name="T2">91)</text:span><text:span text:style-name="T1">Implement an algorithm that utilizes elliptic curves for integer factorization. </text:span></text:p>
      <text:p text:style-name="P4"><text:span text:style-name="T2">92)</text:span><text:span text:style-name="T1">Extend the basic skip list implementation to support persistence, allowing for efficient querying at different points in time. </text:span></text:p>
      <text:p text:style-name="P4"><text:span text:style-name="T2">93)</text:span><text:span text:style-name="T1">Implement a wavelet matrix, a data structure for efficient range queries on sequences of integers. </text:span></text:p>
      <text:p text:style-name="P4"><text:span text:style-name="T2">94)</text:span><text:span text:style-name="T1">Implement a data structure that efficiently handles dynamic range minimum queries, supporting both updates and queries in near constant time. </text:span></text:p>
      <text:p text:style-name="P4"><text:span text:style-name="T2">95)</text:span><text:span text:style-name="T1">Implement a sqrt decomposition data structure that supports range updates in addition to range queries. </text:span></text:p>
      <text:p text:style-name="P4"><text:span text:style-name="T2">96)</text:span><text:span text:style-name="T1">Implement an order-statistic tree, a balanced binary search tree that supports order-statistic queries. </text:span></text:p>
      <text:p text:style-name="P4"><text:span text:style-name="T2">97)</text:span><text:span text:style-name="T1">Extend the Cartesian tree implementation to support persistence, allowing for efficient querying at different points in time. </text:span></text:p>
      <text:p text:style-name="P4"><text:span text:style-name="T2">98)</text:span><text:span text:style-name="T1">Design a parallel algorithm for binary search that utilizes multiple processors efficiently. </text:span></text:p>
      <text:p text:style-name="P4"><text:span text:style-name="T2">99)</text:span><text:span text:style-name="T1">Implement an algorithm to enumerate all Eulerian circuits in a graph. </text:span></text:p>
      <text:p text:style-name="P4"><text:span text:style-name="T2">100)</text:span><text:span text:style-name="T1">Implement an algorithm to triangulate a simple polygon efficiently.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1:10:37.134000000</meta:creation-date>
    <dc:date>2024-01-17T15:05:42.286000000</dc:date>
    <meta:editing-duration>PT3H55M6S</meta:editing-duration>
    <meta:editing-cycles>1</meta:editing-cycles>
    <meta:generator>LibreOffice/7.4.7.2$Windows_X86_64 LibreOffice_project/723314e595e8007d3cf785c16538505a1c878ca5</meta:generator>
    <meta:document-statistic meta:table-count="0" meta:image-count="0" meta:object-count="0" meta:page-count="7" meta:paragraph-count="130" meta:word-count="1724" meta:character-count="11453" meta:non-whitespace-character-count="9710"/>
  </office:meta>
</office:document-meta>
</file>